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font-size="14pt" style:font-size-asian="14pt" style:font-size-complex="14pt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ils App with JavaScript Frontend Spec</text:p>
      <text:p text:style-name="P3">Project Specs:</text:p>
      <text:list xml:id="list8373968531999717735" text:style-name="WWNum1">
        <text:list-item>
          <text:p text:style-name="P4">Must have a Rails Backend and new requirements implemented through JavaScript.</text:p>
        </text:list-item>
        <text:list-item>
          <text:p text:style-name="P4">Makes use of ES6 features as much as possible(e.g Arrow functions, Let &amp; Const, Constructor Functions)</text:p>
        </text:list-item>
        <text:list-item>
          <text:p text:style-name="P5">Must translate the JSON responses into Javascript Model Objects using either ES6 class or constructor syntax.(created review and comment classes with at least one method) </text:p>
        </text:list-item>
        <text:list-item>
          <text:p text:style-name="P4">Must render at least one index page (index resource - 'list of things') via JavaScript and an Active Model Serialization JSON Backend.(displayed all reviews for a specific comic with JS AM Serialization and JSON)</text:p>
        </text:list-item>
        <text:list-item>
          <text:p text:style-name="P4">Must render at least one show page (show resource - 'one specific thing') via JavaScript and an Active Model Serialization JSON Backend.(rendered Review show page dynamically with JS AM Serialization JSON)</text:p>
        </text:list-item>
        <text:list-item>
          <text:p text:style-name="P4">Your Rails application must reveal at least one `has-many` relationship through JSON that is then rendered to the page.(renders has_many relationship in the form of a comments that belong to reviews.)</text:p>
        </text:list-item>
        <text:list-item>
          <text:p text:style-name="P4">Must use your Rails application to render a form for creating a resource that is submitted dynamically through JavaScript.(we can add a new comment through a new comment form that is submitted dynamically)</text:p>
        </text:list-item>
        <text:list-item>
          <text:p text:style-name="P4">At least one of the JS Model Objects must have a method on the prototype.(Review and Comment classes have at least one method.)</text:p>
        </text:list-item>
      </text:list>
      <text:p text:style-name="P1"/>
      <text:p text:style-name="P3">Project Repo Specs:</text:p>
      <text:p text:style-name="P8">Read Me file contains:</text:p>
      <text:list xml:id="list6312729869768194467" text:style-name="WWNum2">
        <text:list-item>
          <text:p text:style-name="P6">Application Description</text:p>
        </text:list-item>
        <text:list-item>
          <text:p text:style-name="P6">Installation guide (e.g. fork and clone repo, migrate db, bundle install, etc)</text:p>
        </text:list-item>
        <text:list-item>
          <text:p text:style-name="P6"><text:soft-page-break/>Contributors guide (e.g. file an issue, file an issue with a pull request, etc)</text:p>
        </text:list-item>
        <text:list-item>
          <text:p text:style-name="P6">Licensing statement at the bottom (e.g. This project has been licensed under the MIT open source license.)</text:p>
        </text:list-item>
      </text:list>
      <text:p text:style-name="P8">Repo General</text:p>
      <text:list xml:id="list5674868010002947946" text:style-name="WWNum3">
        <text:list-item>
          <text:p text:style-name="P7">You have a large number of small Git commits</text:p>
        </text:list-item>
        <text:list-item>
          <text:p text:style-name="P7">Your commit messages are meaningful</text:p>
        </text:list-item>
        <text:list-item>
          <text:p text:style-name="P7">You made the changes in a commit that relate to the commit message</text:p>
        </text:list-item>
        <text:list-item>
          <text:p text:style-name="P7">You don't include changes in a commit that aren't related to the commit mes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document-statistic meta:table-count="0" meta:image-count="0" meta:object-count="0" meta:page-count="2" meta:paragraph-count="21" meta:word-count="323" meta:character-count="1932"/>
    <dc:date>2019-06-23T20:48:35.37</dc:date>
    <dc:creator>Matija Simin</dc:creator>
    <meta:editing-duration>PT12M22S</meta:editing-duration>
    <meta:editing-cycles>1</meta:editing-cycles>
  </office:meta>
</office:document-meta>
</file>